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600000077BCE3AB21.jpg" manifest:media-type="image/jpeg"/>
  <manifest:file-entry manifest:full-path="Pictures/100000000000051600000471AB8FD4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2.699cm"/>
    </style:style>
    <style:style style:name="Tabella1.C" style:family="table-column">
      <style:table-column-properties style:column-width="4.022cm"/>
    </style:style>
    <style:style style:name="Tabella1.D" style:family="table-column">
      <style:table-column-properties style:column-width="1.219cm"/>
    </style:style>
    <style:style style:name="Tabella1.E" style:family="table-column">
      <style:table-column-properties style:column-width="1.771cm"/>
    </style:style>
    <style:style style:name="Tabella1.F" style:family="table-column">
      <style:table-column-properties style:column-width="0.556cm"/>
    </style:style>
    <style:style style:name="Tabella1.G" style:family="table-column">
      <style:table-column-properties style:column-width="3.494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style:vertical-align="middle" fo:padding="0.097cm" fo:border="0.05pt solid #000000"/>
    </style:style>
    <style:style style:name="Tabella1.5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5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A6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8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8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12cm" fo:background-color="transparent" fo:keep-together="auto">
        <style:background-image/>
      </style:table-row-properties>
    </style:style>
    <style:style style:name="Tabella1.29" style:family="table-row">
      <style:table-row-properties style:min-row-height="0.66cm" fo:background-color="transparent" fo:keep-together="auto">
        <style:background-image/>
      </style:table-row-properties>
    </style:style>
    <style:style style:name="Tabella1.30" style:family="table-row">
      <style:table-row-properties style:min-row-height="0.259cm" fo:background-color="transparent" fo:keep-together="auto">
        <style:background-image/>
      </style:table-row-properties>
    </style:style>
    <style:style style:name="Tabella1.D30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18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3" office:value-type="string">
            <text:p text:style-name="Micronaet_20_-_20_Tabella_20_titolo">Cliente</text:p>
          </table:table-cell>
          <table:covered-table-cell/>
          <table:covered-table-cell/>
          <table:table-cell table:style-name="Tabella1.F1" table:number-columns-spanned="3" office:value-type="string">
            <text:p text:style-name="Micronaet_20_-_20_Tabella_20_titolo">Destinazione</text:p>
          </table:table-cell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7"><text:placeholder text:placeholder-type="text">&lt;o.ref&gt;</text:placeholder></text:p>
          </table:table-cell>
          <table:table-cell table:style-name="Tabella1.B2" office:value-type="string">
            <text:p text:style-name="P16"><text:placeholder text:placeholder-type="text">&lt;formatLang(o.date, date=True) if o.date else ""&gt;</text:placeholder></text:p>
          </table:table-cell>
          <table:table-cell table:style-name="Tabella1.C2" table:number-columns-spanned="3" office:value-type="string">
            <text:p text:style-name="P16"><text:placeholder text:placeholder-type="text">&lt;o.partner_id.name if o.partner_id else ''&gt;</text:placeholder></text:p>
          </table:table-cell>
          <table:covered-table-cell/>
          <table:covered-table-cell/>
          <table:table-cell table:style-name="Tabella1.F2" table:number-columns-spanned="3" office:value-type="string">
            <text:p text:style-name="P16"><text:placeholder text:placeholder-type="text">&lt;o.partner_address_id.name if o.partner_address_id else ''&gt;</text:placeholder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7">Segnalatore: <text:span text:style-name="T5"><text:placeholder text:placeholder-type="text">&lt;o.partner_ref&gt;</text:placeholder></text:span></text:p>
          </table:table-cell>
          <table:covered-table-cell/>
          <table:table-cell table:style-name="Tabella1.C3" table:number-columns-spanned="3" office:value-type="string">
            <text:p text:style-name="P6">Rif. Cliente Codice NC: <text:span text:style-name="T5"><text:placeholder text:placeholder-type="text">&lt;o.customer_ref&gt;</text:placeholder></text:span></text:p>
          </table:table-cell>
          <table:covered-table-cell/>
          <table:covered-table-cell/>
          <table:table-cell table:style-name="Tabella1.F3" table:number-columns-spanned="3" office:value-type="string">
            <text:p text:style-name="P6">Persona di rif.: <text:span text:style-name="T5"><text:placeholder text:placeholder-type="text">&lt;o.receive_user_id.name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8" office:value-type="string">
            <text:p text:style-name="P6">Descrizione: <text:span text:style-name="T5"><text:placeholder text:placeholder-type="text">&lt;o.subjec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9"><text:placeholder text:placeholder-type="text">&lt;if test="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office:value-type="string">
            <text:p text:style-name="Micronaet_20_-_20_Tabella_20_titolo">Lotto interno</text:p>
          </table:table-cell>
          <table:table-cell table:style-name="Tabella1.A6" table:number-columns-spanned="3" office:value-type="string">
            <text:p text:style-name="Micronaet_20_-_20_Tabella_20_titolo">Prodotto</text:p>
          </table:table-cell>
          <table:covered-table-cell/>
          <table:covered-table-cell/>
          <table:table-cell table:style-name="Tabella1.A6" table:number-columns-spanned="2" office:value-type="string">
            <text:p text:style-name="Micronaet_20_-_20_Tabella_20_titolo">Lotto Etichetta</text:p>
          </table:table-cell>
          <table:covered-table-cell/>
          <table:table-cell table:style-name="Tabella1.A6" office:value-type="string">
            <text:p text:style-name="Micronaet_20_-_20_Tabella_20_titolo">Marchio</text:p>
          </table:table-cell>
          <table:table-cell table:style-name="Tabella1.H6" office:value-type="string">
            <text:p text:style-name="Micronaet_20_-_20_Tabella_20_titolo">Scadenza</text:p>
          </table:table-cell>
        </table:table-row>
        <table:table-row table:style-name="Tabella1.5">
          <table:table-cell table:style-name="Tabella1.A7" table:number-columns-spanned="8" office:value-type="string">
            <text:p text:style-name="P14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8" office:value-type="string">
            <text:p text:style-name="P8"><text:placeholder text:placeholder-type="text">&lt;l.lot_id.name&gt;</text:placeholder></text:p>
          </table:table-cell>
          <table:table-cell table:style-name="Tabella1.B8" table:number-columns-spanned="3" office:value-type="string">
            <text:p text:style-name="P8"><text:placeholder text:placeholder-type="text">&lt;l.lot_id.product_id.name&gt;</text:placeholder></text:p>
          </table:table-cell>
          <table:covered-table-cell/>
          <table:covered-table-cell/>
          <table:table-cell table:style-name="Tabella1.B8" table:number-columns-spanned="2" office:value-type="string">
            <text:p text:style-name="P8"><text:placeholder text:placeholder-type="text">&lt;l.label_lot&gt;</text:placeholder></text:p>
          </table:table-cell>
          <table:covered-table-cell/>
          <table:table-cell table:style-name="Tabella1.B8" office:value-type="string">
            <text:p text:style-name="P8"><text:placeholder text:placeholder-type="text">&lt;l.label_supplier&gt;</text:placeholder></text:p>
          </table:table-cell>
          <table:table-cell table:style-name="Tabella1.H8" office:value-type="string">
            <text:p text:style-name="P8"><text:placeholder text:placeholder-type="text">&lt;l.lot_deadline&gt;</text:placeholder></text:p>
          </table:table-cell>
        </table:table-row>
        <table:table-row table:style-name="Tabella1.5">
          <table:table-cell table:style-name="Tabella1.A7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7" table:number-columns-spanned="8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9"><text:placeholder text:placeholder-type="text">&lt;if test="o.ddt_ref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1">Riferimento DDT: <text:span text:style-name="T5"><text:placeholder text:placeholder-type="text">&lt;' DDT nr %s del %s' % (o.ddt_ref,o.ddt_date) if o.ddt_ref or o.ddt_dat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9"><text:placeholder text:placeholder-type="text">&lt;if test="o.analysi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9">Analisi della cause: <text:span text:style-name="T5"><text:placeholder text:placeholder-type="text">&lt;o.analysis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9"><text:placeholder text:placeholder-type="text">&lt;if test="o.treatment_conforme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H6" table:number-columns-spanned="8" office:value-type="string">
            <text:p text:style-name="P18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2"><text:placeholder text:placeholder-type="text">&lt;o.treatment_conforme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2"><text:placeholder text:placeholder-type="text">&lt;if test="o.solutio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H6" table:number-columns-spanned="8" office:value-type="string">
            <text:p text:style-name="P18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2"><text:placeholder text:placeholder-type="text">&lt;o.solu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2"><text:placeholder text:placeholder-type="text">&lt;if test="o.consideratio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H6" table:number-columns-spanned="8" office:value-type="string">
            <text:p text:style-name="P18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2"><text:placeholder text:placeholder-type="text">&lt;o.considera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8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7" table:number-columns-spanned="8" office:value-type="string">
            <text:p text:style-name="P12"><text:placeholder text:placeholder-type="text">&lt;if test="o.NC_ref or o.close_user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8" table:number-columns-spanned="3" office:value-type="string">
            <text:p text:style-name="P10"><text:placeholder text:placeholder-type="text">&lt;' Nota di Credito nr. %s' % (o.NC_ref) if o.NC_ref else ''&gt;</text:placeholder><text:placeholder text:placeholder-type="text">&lt;' - %s' % (o.NC_comment_text) if o.NC_comment else ''&gt;</text:placeholder></text:p>
          </table:table-cell>
          <table:covered-table-cell/>
          <table:covered-table-cell/>
          <table:table-cell table:style-name="Tabella1.D30" table:number-columns-spanned="5" office:value-type="string">
            <text:p text:style-name="P10"><text:placeholder text:placeholder-type="text">&lt;' Reclamo chiuso il ' if o.closed_date else ''&gt;</text:placeholder><text:placeholder text:placeholder-type="text">&lt;formatLang(o.closed_date, date_time=True) if o.closed_date else 'Reclamo chiuso: Nessuna data indicata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7" table:number-columns-spanned="8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1/06/2014)</text:span></text:p>
      </style:header>
      <style:footer>
        <text:p text:style-name="MP5"><text:placeholder text:placeholder-type="text">&lt;'Firma RAQ' if o.state == 'saw'else ''&gt;</text:placeholder> 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7-30T09:41:04</dc:date>
    <meta:editing-duration>P1DT15H11M27S</meta:editing-duration>
    <meta:editing-cycles>412</meta:editing-cycles>
    <meta:generator>LibreOffice/3.5$Linux_X86_64 LibreOffice_project/350m1$Build-2</meta:generator>
    <dc:creator>Anna Giammanco</dc:creator>
    <meta:document-statistic meta:table-count="1" meta:image-count="2" meta:object-count="0" meta:page-count="1" meta:paragraph-count="54" meta:word-count="165" meta:character-count="1428" meta:non-whitespace-character-count="1270"/>
    <meta:user-defined meta:name="Info 1"/>
    <meta:user-defined meta:name="Info 2"/>
    <meta:user-defined meta:name="Info 3"/>
    <meta:user-defined meta:name="Info 4"/>
  </office:meta>
</office:document-meta>
</file>